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12A23984D6A5B00529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1pt groove #000000" fo:border-right="none" fo:border-top="1pt groove #000000" fo:border-bottom="1pt groove #000000"/>
    </style:style>
    <style:style style:name="Table1.E1" style:family="table-cell">
      <style:table-cell-properties fo:padding="0.0382in" fo:border="1pt groove #000000"/>
    </style:style>
    <style:style style:name="Table1.2" style:family="table-row">
      <style:table-row-properties style:min-row-height="1.25in"/>
    </style:style>
    <style:style style:name="Table1.A2" style:family="table-cell">
      <style:table-cell-properties fo:padding="0.0382in" fo:border-left="1pt groove #000000" fo:border-right="none" fo:border-top="none" fo:border-bottom="1pt groove #000000"/>
    </style:style>
    <style:style style:name="Table1.E2" style:family="table-cell">
      <style:table-cell-properties fo:padding="0.0382in" fo:border-left="1pt groove #000000" fo:border-right="1pt groove #000000" fo:border-top="none" fo:border-bottom="1pt groove #000000"/>
    </style:style>
    <style:style style:name="Table1.4" style:family="table-row">
      <style:table-row-properties style:min-row-height="1.3056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" officeooo:rsid="0014c75e" officeooo:paragraph-rsid="0014c75e"/>
    </style:style>
    <style:style style:name="P3" style:family="paragraph" style:parent-style-name="Title">
      <style:paragraph-properties fo:text-align="center" style:justify-single-word="false"/>
      <style:text-properties style:font-name="Times New Roman" officeooo:rsid="0014c75e" officeooo:paragraph-rsid="0014c75e"/>
    </style:style>
    <style:style style:name="P4" style:family="paragraph" style:parent-style-name="Heading_20_1">
      <style:paragraph-properties fo:text-align="center" style:justify-single-word="false"/>
      <style:text-properties style:font-name="Times New Roman" officeooo:rsid="0014c75e" officeooo:paragraph-rsid="0014c75e"/>
    </style:style>
    <style:style style:name="P5" style:family="paragraph" style:parent-style-name="Footer">
      <style:paragraph-properties fo:text-align="center" style:justify-single-word="false"/>
      <style:text-properties fo:color="#808080" style:font-name="Times New Roman" officeooo:rsid="0018e031" officeooo:paragraph-rsid="0018e03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0.99pt groov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9654in" svg:y="-0.7874in" svg:width="1.9508in" svg:height="2.422in" draw:z-index="0"><draw:image xlink:href="Pictures/10000000000000F00000012A23984D6A5B00529C.jpg" xlink:type="simple" xlink:show="embed" xlink:actuate="onLoad" loext:mime-type="image/jpeg"/></draw:frame><draw:frame draw:style-name="fr2" draw:name="Image2" text:anchor-type="paragraph" svg:x="5.5291in" svg:y="-0.7874in" svg:width="1.9508in" svg:height="2.422in" draw:z-index="1"><draw:image xlink:href="Pictures/10000000000000F00000012A23984D6A5B00529C.jpg" xlink:type="simple" xlink:show="embed" xlink:actuate="onLoad" loext:mime-type="image/jpeg"/></draw:frame>MUSIKK BINGO</text:p>
      <text:h text:style-name="P4" text:outline-level="1">PÅ PRELATEN</text:h>
      <text:p text:style-name="P2"/>
      <text:p text:style-name="P2"/>
      <text:p text:style-name="P2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style:font-name="Times New Roman" officeooo:rsid="0018e031" officeooo:paragraph-rsid="0018e03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>Made by Mariel M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55:23.258578558</meta:creation-date>
    <dc:date>2019-04-09T15:33:18.171065878</dc:date>
    <meta:editing-duration>PT22M57S</meta:editing-duration>
    <meta:editing-cycles>5</meta:editing-cycles>
    <meta:generator>LibreOffice/6.0.7.3$Linux_X86_64 LibreOffice_project/00m0$Build-3</meta:generator>
    <meta:document-statistic meta:table-count="1" meta:image-count="2" meta:object-count="0" meta:page-count="1" meta:paragraph-count="3" meta:word-count="8" meta:character-count="40" meta:non-whitespace-character-count="35"/>
  </office:meta>
</office:document-meta>
</file>